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706cm"/>
    </style:style>
    <style:style style:name="pr2" style:family="presentation" style:parent-style-name="Standard-outline1">
      <style:graphic-properties draw:textarea-vertical-align="middle"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/>
    </style:style>
    <style:style style:name="P2" style:family="paragraph">
      <style:paragraph-properties fo:margin-left="0cm" fo:margin-right="0cm" fo:margin-top="0cm" fo:margin-bottom="0cm" fo:text-align="center" fo:text-indent="0cm" style:writing-mode="lr-tb"/>
    </style:style>
    <style:style style:name="P3" style:family="paragraph">
      <style:paragraph-properties fo:margin-left="0cm" fo:margin-right="0cm" fo:margin-top="0cm" fo:margin-bottom="0cm" fo:text-align="center" fo:text-indent="0cm" style:writing-mode="lr-tb"/>
      <style:text-properties fo:font-size="26pt" fo:letter-spacing="-0.03cm" style:font-size-asian="88pt" style:font-size-complex="8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fo:margin-left="0cm" fo:margin-right="0cm" fo:margin-top="0cm" fo:margin-bottom="0cm" fo:text-align="end" fo:text-indent="0cm"/>
    </style:style>
    <style:style style:name="P8" style:family="paragraph">
      <style:paragraph-properties fo:margin-left="0cm" fo:margin-right="0cm" fo:margin-top="0cm" fo:margin-bottom="0cm" fo:text-align="center" fo:text-indent="0cm"/>
      <style:text-properties fo:font-size="26pt" fo:letter-spacing="-0.03cm" style:font-size-asian="88pt" style:font-size-complex="88pt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font-size="26pt" style:font-size-asian="88pt" style:font-size-complex="8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text-align="start" fo:text-indent="0cm"/>
    </style:style>
    <style:style style:name="P14" style:family="paragraph">
      <style:paragraph-properties fo:margin-left="0cm" fo:margin-right="0cm" fo:margin-top="0cm" fo:margin-bottom="0cm" fo:text-align="start" fo:text-indent="0cm"/>
      <style:text-properties fo:font-size="18pt" style:font-size-asian="88pt" style:font-size-complex="88pt"/>
    </style:style>
    <style:style style:name="T1" style:family="text">
      <style:text-properties fo:color="#ffff00"/>
    </style:style>
    <style:style style:name="T2" style:family="text">
      <style:text-properties fo:font-size="26pt" fo:letter-spacing="-0.03cm" style:font-size-asian="88pt" style:font-size-complex="88pt"/>
    </style:style>
    <style:style style:name="T3" style:family="text">
      <style:text-properties fo:color="#ffff00" fo:font-size="26pt" fo:letter-spacing="-0.03cm" fo:font-style="italic" style:font-size-asian="88pt" style:font-style-asian="italic" style:font-size-complex="88pt" style:font-style-complex="italic"/>
    </style:style>
    <style:style style:name="T4" style:family="text">
      <style:text-properties fo:font-size="26pt" style:font-size-asian="88pt" style:font-size-complex="88pt"/>
    </style:style>
    <style:style style:name="T5" style:family="text">
      <style:text-properties fo:color="#ffff00" fo:font-size="26pt" fo:font-style="italic" style:font-size-asian="88pt" style:font-style-asian="italic" style:font-size-complex="88pt" style:font-style-complex="italic"/>
    </style:style>
    <style:style style:name="T6" style:family="text">
      <style:text-properties fo:font-size="26pt" fo:font-weight="bold" style:font-size-asian="88pt" style:font-weight-asian="bold" style:font-size-complex="8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3" draw:layer="layout" svg:width="27cm" svg:height="17.6cm" svg:x="0.6cm" svg:y="3cm" presentation:class="outline" presentation:user-transformed="true">
          <draw:text-box>
            <text:p text:style-name="P2"><text:span text:style-name="T2"/></text:p>
            <text:p text:style-name="P2"><text:span text:style-name="T2">1. Stille Nacht, heilige Nacht! Alles schläft, einsam wacht</text:span></text:p>
            <text:p text:style-name="P2"><text:span text:style-name="T2">nur das traute hochheilige Paar. </text:span></text:p>
            <text:p text:style-name="P2"><text:span text:style-name="T2">Holder Knabe im lockigen Haar,</text:span></text:p>
            <text:p text:style-name="P2"><text:span text:style-name="T2">schlaf in himmlischer Ruh! Schlaf in himmlischer Ruh.</text:span></text:p>
            <text:p text:style-name="P2"><text:span text:style-name="T2"/></text:p>
            <text:p text:style-name="P2"><text:span text:style-name="T2">2. Stille Nacht, heilige Nacht! Hirten erst kund gemacht </text:span></text:p>
            <text:p text:style-name="P2"><text:span text:style-name="T2">durch der Engel Halleluja, </text:span></text:p>
            <text:p text:style-name="P2"><text:span text:style-name="T2">tönt es laut von fern und nah:</text:span></text:p>
            <text:p text:style-name="P2"><text:span text:style-name="T2">Christ, der Retter ist da! Christ, der Retter ist da!</text:span></text:p>
            <text:p text:style-name="P2"><text:span text:style-name="T2"/></text:p>
            <text:p text:style-name="P2"><text:span text:style-name="T2">3. Stille Nacht, Heilige Nacht! Gottes Sohn, oh, wie lacht</text:span></text:p>
            <text:p text:style-name="P2"><text:span text:style-name="T2">lieb' aus deinem göttlichen Mund, </text:span></text:p>
            <text:p text:style-name="P2"><text:span text:style-name="T2">da uns schlägt die rettende Stund,</text:span></text:p>
            <text:p text:style-name="P2"><text:span text:style-name="T2">Christ, in deiner Geburt! Christ, in deiner Geburt!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8" draw:layer="layout" svg:width="27cm" svg:height="17.6cm" svg:x="0.6cm" svg:y="3cm" presentation:class="outline" presentation:user-transformed="true">
          <draw:text-box>
            <text:p text:style-name="P6"><text:span text:style-name="T2">4. Stille Nacht, heilige Nacht, die der Welt Heil gebracht,</text:span></text:p>
            <text:p text:style-name="P6"><text:span text:style-name="T2">aus des Himmels goldenen Höh'n </text:span></text:p>
            <text:p text:style-name="P6"><text:span text:style-name="T2">uns der Gnade Fülle läßt seh'n:</text:span></text:p>
            <text:p text:style-name="P6"><text:span text:style-name="T2">Jesus in Menschengestalt. Jesus in Menschengestalt.</text:span></text:p>
            <text:p text:style-name="P6"><text:span text:style-name="T2"/></text:p>
            <text:p text:style-name="P6"><text:span text:style-name="T2">5. Stille Nacht, heilige Nacht! Wo sich heut alle Macht</text:span></text:p>
            <text:p text:style-name="P6"><text:span text:style-name="T2">jener Liebe huldvoll ergoß, </text:span></text:p>
            <text:p text:style-name="P6"><text:span text:style-name="T2">die uns arme Menschen umschloß:</text:span></text:p>
            <text:p text:style-name="P6"><text:span text:style-name="T2">Jesus, der Heiland der Welt. Jesus, der Heiland der Welt.</text:span></text:p>
            <text:p text:style-name="P6"><text:span text:style-name="T2"/></text:p>
            <text:p text:style-name="P6"><text:span text:style-name="T2">6. Stille Nacht, heilige Nacht! Lange schon uns bedacht,</text:span></text:p>
            <text:p text:style-name="P6"><text:span text:style-name="T2">als der Herr, vom Zorne befreit, </text:span></text:p>
            <text:p text:style-name="P6"><text:span text:style-name="T2">in der Väter urgrauen Zeit</text:span></text:p>
            <text:p text:style-name="P6"><text:span text:style-name="T2">aller Welt Schonung verhieß. Aller Welt Schonung verhieß.</text:span></text:p>
            <text:p text:style-name="P6"><text:span text:style-name="T2"/></text:p>
            <text:p text:style-name="P7"><text:span text:style-name="T3">Gruber &amp; Mohr, 1818</text:span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Joy to the world, the Lord is come! </text:span></text:p>
            <text:p text:style-name="P6"><text:span text:style-name="T4">Let earth receive her king.</text:span></text:p>
            <text:p text:style-name="P6"><text:span text:style-name="T4">Let every heart prepare him room, </text:span></text:p>
            <text:p text:style-name="P6"><text:span text:style-name="T4">and heaven and nature sing,</text:span><text:span text:style-name="T4"><text:tab/></text:span><text:span text:style-name="T4"> <text:s text:c="3"/></text:span></text:p>
            <text:p text:style-name="P6"><text:span text:style-name="T4">and heaven and nature sing, </text:span></text:p>
            <text:p text:style-name="P6"><text:span text:style-name="T4">and heaven, and heaven, and nature sing.</text:span></text:p>
            <text:p text:style-name="P6"><text:span text:style-name="T4"/></text:p>
            <text:p text:style-name="P6"><text:span text:style-name="T4">2. Joy to the earth, the saviour reigns! </text:span></text:p>
            <text:p text:style-name="P6"><text:span text:style-name="T4">Let men their songs employ</text:span></text:p>
            <text:p text:style-name="P6"><text:span text:style-name="T4">while fields and floods, rocks, hills and plains, </text:span></text:p>
            <text:p text:style-name="P6"><text:span text:style-name="T4">repeat the sounding joy,</text:span></text:p>
            <text:p text:style-name="P6"><text:span text:style-name="T4">repeat the sounding joy, repeat, repeat, the sounding joy.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No more let sins and sorrows grow, </text:span></text:p>
            <text:p text:style-name="P6"><text:span text:style-name="T4">nor thorns infest the ground;</text:span></text:p>
            <text:p text:style-name="P6"><text:span text:style-name="T4">He comes to make his blessings flow, </text:span></text:p>
            <text:p text:style-name="P6"><text:span text:style-name="T4">far as the curse is found. Far as the curse is found, </text:span></text:p>
            <text:p text:style-name="P6"><text:span text:style-name="T4">far as, far as, the curse is found.</text:span></text:p>
            <text:p text:style-name="P6"><text:span text:style-name="T4"/></text:p>
            <text:p text:style-name="P6"><text:span text:style-name="T4">4. He rules the world with truth and grace, </text:span></text:p>
            <text:p text:style-name="P6"><text:span text:style-name="T4">and makes the nations prove</text:span></text:p>
            <text:p text:style-name="P6"><text:span text:style-name="T4">the glories of his righteousness, and wonders of his love,</text:span></text:p>
            <text:p text:style-name="P6"><text:span text:style-name="T4">and wonders of his love, and wonders, wonders, of his love.</text:span></text:p>
            <text:p text:style-name="P6"><text:span text:style-name="T4"/></text:p>
            <text:p text:style-name="P7"><text:span text:style-name="T5">Isaac Watts, 1719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way in a mang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way in a manger, no crib for a bed,</text:span><text:span text:style-name="T4"><text:tab/></text:span></text:p>
            <text:p text:style-name="P6"><text:span text:style-name="T4">the little Lord Jesus, laid down his sweet head.</text:span></text:p>
            <text:p text:style-name="P6"><text:span text:style-name="T4">The stars in the bright sky, looked down where he lay:</text:span></text:p>
            <text:p text:style-name="P6"><text:span text:style-name="T4">the little Lord Jesus, asleep on the hay.</text:span></text:p>
            <text:p text:style-name="P6"><text:span text:style-name="T4"/></text:p>
            <text:p text:style-name="P6"><text:span text:style-name="T4">2. The cattle are lowing, the baby awakes;</text:span></text:p>
            <text:p text:style-name="P6"><text:span text:style-name="T4">But little Lord Jesus, no crying he makes.</text:span></text:p>
            <text:p text:style-name="P6"><text:span text:style-name="T4">I love thee, Lord Jesus, look down from the sky,</text:span></text:p>
            <text:p text:style-name="P6"><text:span text:style-name="T4">and stay by my bedside, 'til morning is nigh.</text:span></text:p>
            <text:p text:style-name="P6"><text:span text:style-name="T4"/></text:p>
            <text:p text:style-name="P6"><text:span text:style-name="T4">3. Be near me Lord Jesus, I ask thee to stay,</text:span></text:p>
            <text:p text:style-name="P6"><text:span text:style-name="T4">close by me forever, and love me I pray.</text:span></text:p>
            <text:p text:style-name="P6"><text:span text:style-name="T4">Bless all the dear children, in thy tender care,</text:span></text:p>
            <text:p text:style-name="P6"><text:span text:style-name="T4">and fit us for heaven, to live with thee there. </text:span></text:p>
            <text:p text:style-name="P6"><text:span text:style-name="T4"/></text:p>
            <text:p text:style-name="P7"><text:span text:style-name="T5">unknown, 1885</text:span></text:p>
          </draw:text-box>
        </draw:frame>
        <draw:frame draw:style-name="gr1" draw:text-style-name="P4" draw:layer="layout" svg:width="1.6cm" svg:height="0.962cm" svg:x="0.6cm" svg:y="0.4cm">
          <draw:text-box>
            <text:p>3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ong time ago in Bethlehem, so the holy bible say,</text:span></text:p>
            <text:p text:style-name="P6"><text:span text:style-name="T4">Mary's boy child Jesus Christ, was born on christmas day.</text:span></text:p>
            <text:p text:style-name="P6"><text:span text:style-name="T4"/></text:p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2. While shepherds watch their flocks by night, </text:span></text:p>
            <text:p text:style-name="P6"><text:span text:style-name="T4">they see a bright new shining star,</text:span></text:p>
            <text:p text:style-name="P6"><text:span text:style-name="T4">they hear a choir sing, the music seemed to come from afar.</text:span></text:p>
            <text:p text:style-name="P6"><text:span text:style-name="T4">Now Joseph and his wife, Mary, come to Bethlehem that night,</text:span></text:p>
            <text:p text:style-name="P6"><text:span text:style-name="T4">they find no place to born the child, not a single room was in sight.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3. By and by they find a little nook in a stable all forlorn,</text:span></text:p>
            <text:p text:style-name="P6"><text:span text:style-name="T4">and in a manger cold and dark, Mary's little boy was born.</text:span></text:p>
            <text:p text:style-name="P6"><text:span text:style-name="T4">Long time ago in Bethlehem, so the holy bible say,</text:span></text:p>
            <text:p text:style-name="P6"><text:span text:style-name="T4">Mary's boy child, Jesus Christ, was born on christmas day.</text:span></text:p>
            <text:p text:style-name="P6"><text:span text:style-name="T4"/></text:p>
            <text:p text:style-name="P7"><text:span text:style-name="T5">J. Hairston (1956), H. Belafonte (1956), Boney M. (1978)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Denn es ist Weihnachtszei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s aller Hoffnung Ende war, in dem dunklen Weltenlauf,</text:span></text:p>
            <text:p text:style-name="P6"><text:span text:style-name="T4">da ging im Stall von Bethlehem der Stern der Liebe auf.</text:span></text:p>
            <text:p text:style-name="P6"><text:span text:style-name="T4"/></text:p>
            <text:p text:style-name="P6"><text:span text:style-name="T6">Hört, es klingt vom Himmelszelt das Lied der Christenheit,</text:span></text:p>
            <text:p text:style-name="P6"><text:span text:style-name="T6">das Lied vom Frieden auf der Welt, </text:span></text:p>
            <text:p text:style-name="P6"><text:span text:style-name="T6">denn es ist Weihnachtszeit.</text:span></text:p>
            <text:p text:style-name="P6"><text:span text:style-name="T6">Hört das Lied, das nie verklingt in einer Welt voll Leid,</text:span></text:p>
            <text:p text:style-name="P6"><text:span text:style-name="T6">das allen Herzen Liebe bringt, denn es ist Weihnachtszeit.</text:span></text:p>
            <text:p text:style-name="P6"><text:span text:style-name="T4"/></text:p>
            <text:p text:style-name="P6"><text:span text:style-name="T4">2. Die Hirten sah'n am Himmelszelt den hohen, hellen Stern.</text:span></text:p>
            <text:p text:style-name="P6"><text:span text:style-name="T4">Da war der Tag der Herrlichkeit auf Erden nicht mehr fern.</text:span></text:p>
            <text:p text:style-name="P6"><text:span text:style-name="T4"/></text:p>
            <text:p text:style-name="P6"><text:span text:style-name="T4">3. Das Kind, das in der Krippe schlief, das lag im hellen Schein</text:span></text:p>
            <text:p text:style-name="P6"><text:span text:style-name="T4">und leise rief der Engelchor die Hirten all herein.</text:span></text:p>
            <text:p text:style-name="P6"><text:span text:style-name="T4"/></text:p>
            <text:p text:style-name="P7"><text:span text:style-name="T5">Deutsch: Heinz Korn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4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Ein heller Stern hat in der Nacht </text:span></text:p>
            <text:p text:style-name="P6"><text:span text:style-name="T4">die Botschaft in die Welt gebracht.</text:span></text:p>
            <text:p text:style-name="P6"><text:span text:style-name="T4">Ein heller Stern hat in der Nacht </text:span></text:p>
            <text:p text:style-name="P6"><text:span text:style-name="T4">die Botschaft in die Welt gebracht.</text:span></text:p>
            <text:p text:style-name="P6"><text:span text:style-name="T4"/></text:p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2. Die Engel haben auf dem Feld, </text:span></text:p>
            <text:p text:style-name="P6"><text:span text:style-name="T4">den Hirten es zuerst erzählt.</text:span></text:p>
            <text:p text:style-name="P6"><text:span text:style-name="T4"/></text:p>
            <text:p text:style-name="P6"><text:span text:style-name="T4">3. Die Hirten ließen alles steh'n, </text:span></text:p>
            <text:p text:style-name="P6"><text:span text:style-name="T4">um zu dem Kind im Stall zu geh'n.</text:span></text:p>
            <text:p text:style-name="P6"><text:span text:style-name="T4"/></text:p>
            <text:p text:style-name="P6"><text:span text:style-name="T4">4. Maria wusst' es lange schon, </text:span></text:p>
            <text:p text:style-name="P6"><text:span text:style-name="T4">das Kind im Stroh ist Gottes Sohn.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5. Und Josef auch, der Zimmermann, </text:span></text:p>
            <text:p text:style-name="P6"><text:span text:style-name="T4">nimmt dieses Kind in Liebe an.</text:span></text:p>
            <text:p text:style-name="P6"><text:span text:style-name="T4"/></text:p>
            <text:p text:style-name="P6"><text:span text:style-name="T4">6. Der helle Stern hat in der Nacht, </text:span></text:p>
            <text:p text:style-name="P6"><text:span text:style-name="T4">die Könige zum Stall gebracht.</text:span></text:p>
            <text:p text:style-name="P6"><text:span text:style-name="T4"/></text:p>
            <text:p text:style-name="P6"><text:span text:style-name="T4">7. So wissen alle nun davon: </text:span></text:p>
            <text:p text:style-name="P6"><text:span text:style-name="T4">Gott schenkt uns seinen eig'nen Sohn.</text:span></text:p>
            <text:p text:style-name="P6"><text:span text:style-name="T4"/></text:p>
            <text:p text:style-name="P6"><text:span text:style-name="T4">8. Drum freut euch all, ihr lieben Leut, </text:span></text:p>
            <text:p text:style-name="P6"><text:span text:style-name="T4">dankt Gott und feiert Weihnacht heut.</text:span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ark the herald angels sing "Glory to the new born King</text:span></text:p>
            <text:p text:style-name="P6"><text:span text:style-name="T4">Peace on earth and mercy mild <text:s/>God an sinners reconciled"</text:span></text:p>
            <text:p text:style-name="P6"><text:span text:style-name="T4">Joyful all ye nations rise. Join the triumph of the skies</text:span></text:p>
            <text:p text:style-name="P6"><text:span text:style-name="T4">With angelic host proclaim <text:s/>"Christ is born in Bethlehem" <text:s text:c="8"/></text:span></text:p>
            <text:p text:style-name="P6"><text:span text:style-name="T4">Hark the herald angels sing "Glory to the new born King"</text:span></text:p>
            <text:p text:style-name="P6"><text:span text:style-name="T4"/></text:p>
            <text:p text:style-name="P6"><text:span text:style-name="T4">2. Christ, by highest heaven adored; Christ the everlasting Lord;</text:span></text:p>
            <text:p text:style-name="P6"><text:span text:style-name="T4">Late in time behold him come, Offspring of the favored one.</text:span></text:p>
            <text:p text:style-name="P6"><text:span text:style-name="T4">Veiled in flesh, the Godheadd see; hail the incarnate Diety</text:span></text:p>
            <text:p text:style-name="P6"><text:span text:style-name="T4">Pleased as man with men to dwell, Jesus, our Immanuel</text:span></text:p>
            <text:p text:style-name="P6"><text:span text:style-name="T4">Hark the herald angels sing, "Glory to the new born King"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Hail! the heaven-born Prince of Peace. </text:span></text:p>
            <text:p text:style-name="P6"><text:span text:style-name="T4">Hail the son of Righteousness</text:span></text:p>
            <text:p text:style-name="P6"><text:span text:style-name="T4">Light and life to all He brings, risen with healing in His wings</text:span></text:p>
            <text:p text:style-name="P6"><text:span text:style-name="T4">Mild He lays His glory by, born that man no more may die</text:span></text:p>
            <text:p text:style-name="P6"><text:span text:style-name="T4">Born to raise the sons of earth, born to five them second birth</text:span></text:p>
            <text:p text:style-name="P6"><text:span text:style-name="T4">Hark the herald angels sing, "Glory to the new born King"</text:span></text:p>
            <text:p text:style-name="P6"><text:span text:style-name="T4"/></text:p>
            <text:p text:style-name="P6"><text:span text:style-name="T4">4. Come, desire of nations come, fix in us thy humble home;</text:span></text:p>
            <text:p text:style-name="P6"><text:span text:style-name="T4">Rise, the woman’s conquering seed, </text:span></text:p>
            <text:p text:style-name="P6"><text:span text:style-name="T4">bruise in us the serpent’s head.</text:span></text:p>
            <text:p text:style-name="P6"><text:span text:style-name="T4">Now display Thy saving power, ruined nature now restore;</text:span></text:p>
            <text:p text:style-name="P6"><text:span text:style-name="T4">Now in mystic union join Thine to ours, and ours to Thine.</text:span></text:p>
            <text:p text:style-name="P6"><text:span text:style-name="T4">Hark! the herald angels sing, "Glory to the new born King!"</text:span></text:p>
            <text:p text:style-name="P6"><text:span text:style-name="T4"/></text:p>
            <text:p text:style-name="P7"><text:span text:style-name="T5">Charles Wesley, 1739, Felix Mendelssohn, 1840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ört der Engel helle Lieder </text:span></text:p>
            <text:p text:style-name="P6"><text:span text:style-name="T4">klingen das weite Feld entlang,</text:span><text:span text:style-name="T4"><text:tab/></text:span></text:p>
            <text:p text:style-name="P6"><text:span text:style-name="T4">und die Berge hallen wider </text:span></text:p>
            <text:p text:style-name="P6"><text:span text:style-name="T4">von des Himmels Lobgesang: </text:span></text:p>
            <text:p text:style-name="P6"><text:span text:style-name="T4"/></text:p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 sagt, was ist geschehen, </text:span></text:p>
            <text:p text:style-name="P6"><text:span text:style-name="T4">was tun uns die Engel kund?</text:span></text:p>
            <text:p text:style-name="P6"><text:span text:style-name="T4">Alles Leid könnt jetzt vergehen </text:span></text:p>
            <text:p text:style-name="P6"><text:span text:style-name="T4">auf dem weiten Erdenrund.</text:span></text:p>
            <text:p text:style-name="P6"><text:span text:style-name="T4"/></text:p>
            <text:p text:style-name="P6"><text:span text:style-name="T4">3. Denn ein Kindlein ist geboren, </text:span></text:p>
            <text:p text:style-name="P6"><text:span text:style-name="T4">kommen ist der Heiland dein.</text:span></text:p>
            <text:p text:style-name="P6"><text:span text:style-name="T4">Er errettet, was verloren, </text:span></text:p>
            <text:p text:style-name="P6"><text:span text:style-name="T4">Friede soll auf Erden sein.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, warum wird gesungen? </text:span></text:p>
            <text:p text:style-name="P6"><text:span text:style-name="T4">Sagt mir doch eures Jubels Grund!</text:span></text:p>
            <text:p text:style-name="P6"><text:span text:style-name="T4">Welch ein Sieg ward denn errungen, </text:span></text:p>
            <text:p text:style-name="P6"><text:span text:style-name="T4">den uns die Chöre machen kund?</text:span></text:p>
            <text:p text:style-name="P6"><text:span text:style-name="T4"/></text:p>
            <text:p text:style-name="P6"><text:span text:style-name="T4">3. Sie verkünden uns mit Schalle, </text:span></text:p>
            <text:p text:style-name="P6"><text:span text:style-name="T4">dass der Erlöser nun erschien,</text:span></text:p>
            <text:p text:style-name="P6"><text:span text:style-name="T4">dankbar singen sie heut alle </text:span></text:p>
            <text:p text:style-name="P6"><text:span text:style-name="T4">an diesem Fest und grüßen ihn.</text:span></text:p>
            <text:p text:style-name="P6"><text:span text:style-name="T4"/></text:p>
            <text:p text:style-name="P7"><text:span text:style-name="T5">Otto Abel 1954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eise rieselt der Schne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eise rieselt der Schnee, Still und starr liegt der See, </text:span><text:span text:style-name="T4"><text:tab/></text:span></text:p>
            <text:p text:style-name="P6"><text:span text:style-name="T4">Weihnachtlich glänzet der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2. In den Herzen ist's warm; Still schweigt Kummer und Harm. <text:s text:c="5"/></text:span></text:p>
            <text:p text:style-name="P6"><text:span text:style-name="T4">Sorge des Lebens verhallt; </text:span></text:p>
            <text:p text:style-name="P6"><text:span text:style-name="T4">Freue dich! 's Christkind kommt bald! <text:s/></text:span></text:p>
            <text:p text:style-name="P6"><text:span text:style-name="T4"/></text:p>
            <text:p text:style-name="P6"><text:span text:style-name="T4">3. 's Kindlein, göttlich und arm, Macht die Herzen so warm,</text:span></text:p>
            <text:p text:style-name="P6"><text:span text:style-name="T4">Strahle, du Stern überm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4. Bald ist heilige Nacht, Chor der Engel erwacht;</text:span></text:p>
            <text:p text:style-name="P6"><text:span text:style-name="T4">Horch nur, wie lieblich es schallt. </text:span></text:p>
            <text:p text:style-name="P6"><text:span text:style-name="T4">Freue dich, 's Christkind kommt bald</text:span></text:p>
            <text:p text:style-name="P6"><text:span text:style-name="T4"/></text:p>
            <text:p text:style-name="P7"><text:span text:style-name="T5">Eduard Ebel 1895</text:span></text:p>
          </draw:text-box>
        </draw:frame>
        <draw:frame draw:style-name="gr1" draw:text-style-name="P4" draw:layer="layout" svg:width="1.6cm" svg:height="0.962cm" svg:x="0.6cm" svg:y="0.4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come, all ye faithful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come, all ye faithful, joyful and triumphant;</text:span><text:span text:style-name="T4"><text:tab/></text:span></text:p>
            <text:p text:style-name="P6"><text:span text:style-name="T4">O come ye, o come ye to Bethelehem. </text:span></text:p>
            <text:p text:style-name="P6"><text:span text:style-name="T4">Come and behold him, Born the King of angels;</text:span></text:p>
            <text:p text:style-name="P6"><text:span text:style-name="T8"/></text:p>
            <text:p text:style-name="P6"><text:span text:style-name="T6">O come, let us adore him, o come, let us adore him.</text:span></text:p>
            <text:p text:style-name="P6"><text:span text:style-name="T6">O come, let us adore him, Christ the Lord!</text:span></text:p>
            <text:p text:style-name="P6"><text:span text:style-name="T4"/></text:p>
            <text:p text:style-name="P6"><text:span text:style-name="T4">2. Sing, choirs of angels, sing in exultation;</text:span></text:p>
            <text:p text:style-name="P6"><text:span text:style-name="T4">Sing, all ye citizens of heaven above: </text:span></text:p>
            <text:p text:style-name="P6"><text:span text:style-name="T4">"Glory to God, all glory in the highest!"</text:span></text:p>
            <text:p text:style-name="P6"><text:span text:style-name="T4"/></text:p>
            <text:p text:style-name="P6"><text:span text:style-name="T4">3. Yea, Lord we greet thee, born that happy morning;</text:span></text:p>
            <text:p text:style-name="P6"><text:span text:style-name="T4">Jesus, to thee be all glory given. </text:span></text:p>
            <text:p text:style-name="P6"><text:span text:style-name="T4">Word of the father, now in flesh appearing.</text:span></text:p>
            <text:p text:style-name="P6"><text:span text:style-name="T4"/></text:p>
            <text:p text:style-name="P7"><text:span text:style-name="T5">John Francis Wade 1751</text:span></text:p>
          </draw:text-box>
        </draw:frame>
        <draw:frame draw:style-name="gr1" draw:text-style-name="P4" draw:layer="layout" svg:width="1.6cm" svg:height="0.962cm" svg:x="0.6cm" svg:y="0.4cm">
          <draw:text-box>
            <text:p>9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erbei, o ihr Gläubigen, fröhlich triumphierend,</text:span></text:p>
            <text:p text:style-name="P6"><text:span text:style-name="T4">o kommet, o kommet nach Bethlehem! </text:span></text:p>
            <text:p text:style-name="P6"><text:span text:style-name="T4">Sehet das Kindlein, uns zum Heil geboren!</text:span></text:p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>2. Du König der Ehren, Herrscher der Heerscharen,</text:span></text:p>
            <text:p text:style-name="P6"><text:span text:style-name="T4">verschmähst nicht, zu ruhn in Marien Schoß,</text:span></text:p>
            <text:p text:style-name="P6"><text:span text:style-name="T4">du wahrer Gott von Ewigkeit geboren.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/></text:p>
            <text:p text:style-name="P6"><text:span text:style-name="T4">3. Kommt, singet dem Herren, singt ihm, Engelchöre!</text:span></text:p>
            <text:p text:style-name="P6"><text:span text:style-name="T4">Frohlocket, frohlocket, ihr Seligen: </text:span></text:p>
            <text:p text:style-name="P6"><text:span text:style-name="T4">Ehre sei Gott im Himmel und auf Erden!</text:span></text:p>
            <text:p text:style-name="P6"><text:span text:style-name="T4"/></text:p>
            <text:p text:style-name="P6"><text:span text:style-name="T4">4. Ja, dir, der du heute Mensch für uns geboren,</text:span></text:p>
            <text:p text:style-name="P6"><text:span text:style-name="T4">Herr Jesu, sei Ehre und Preis und Ruhm,</text:span></text:p>
            <text:p text:style-name="P6"><text:span text:style-name="T4">dir, fleischgewordnes Wort des ewgen Vaters!</text:span></text:p>
            <text:p text:style-name="P6"><text:span text:style-name="T4"/></text:p>
            <text:p text:style-name="P7"><text:span text:style-name="T5">deutsch: F.H. Ranke 1823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e soll ich dich empfan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e soll ich dich empfangen, und wie begegn ich dir, </text:span><text:span text:style-name="T4"><text:tab/></text:span></text:p>
            <text:p text:style-name="P6"><text:span text:style-name="T4">o aller Welt Verlangen, o meiner Seelen Zier?</text:span></text:p>
            <text:p text:style-name="P6"><text:span text:style-name="T4">O Jesu, Jesu, setze mir selbst die Fackel bei,</text:span></text:p>
            <text:p text:style-name="P6"><text:span text:style-name="T4">damit, was dich ergötze, mir kund und wissend sei.</text:span></text:p>
            <text:p text:style-name="P6"><text:span text:style-name="T4"/></text:p>
            <text:p text:style-name="P6"><text:span text:style-name="T4">2. Dein Zion streut dir Palmen und grüne Zweige hin,</text:span></text:p>
            <text:p text:style-name="P6"><text:span text:style-name="T4">und ich will dir in Psalmen ermuntern meinen Sinn.</text:span></text:p>
            <text:p text:style-name="P6"><text:span text:style-name="T4">Mein Herze soll dir grünen in stetem Lob und Preis</text:span></text:p>
            <text:p text:style-name="P6"><text:span text:style-name="T4">und deinem Namen dienen, so gut es kann und weiß.</text:span></text:p>
            <text:p text:style-name="P6"><text:span text:style-name="T4"/></text:p>
            <text:p text:style-name="P6"><text:span text:style-name="T4">3. Was hast du unterlassen zu meinem Trost und Freud,</text:span></text:p>
            <text:p text:style-name="P6"><text:span text:style-name="T4">als Leib und Seele saßen in ihrem größten Leid?</text:span></text:p>
            <text:p text:style-name="P6"><text:span text:style-name="T4">Als mir das Reich genommen, da Fried und Freude lacht,</text:span></text:p>
            <text:p text:style-name="P6"><text:span text:style-name="T4">da bist du, mein Heil, kommen und hast mich froh gemacht.</text:span></text:p>
            <text:p text:style-name="P6"><text:span text:style-name="T4"/></text:p>
            <text:p text:style-name="P7"><text:span text:style-name="T5">Paul Gerhardt 1653</text:span></text:p>
          </draw:text-box>
        </draw:frame>
        <draw:frame draw:style-name="gr1" draw:text-style-name="P4" draw:layer="layout" svg:width="1.6cm" svg:height="0.962cm" svg:x="0.6cm" svg:y="0.4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h du fröhlich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h du fröhliche, oh du selige, </text:span></text:p>
            <text:p text:style-name="P6"><text:span text:style-name="T4">gnadenbringende Weihnachtszeit.</text:span></text:p>
            <text:p text:style-name="P6"><text:span text:style-name="T4">Welt ging verloren, Christ ward gebor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2. Oh du fröhliche, oh du selige, </text:span></text:p>
            <text:p text:style-name="P6"><text:span text:style-name="T4">gnadenbringende Weihnachtszeit.</text:span></text:p>
            <text:p text:style-name="P6"><text:span text:style-name="T4">Christ ist erschienen, uns zu versühn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3. Oh du fröhliche, oh du selige,</text:span></text:p>
            <text:p text:style-name="P6"><text:span text:style-name="T4"><text:s/></text:span><text:span text:style-name="T4">gnadenbringende Weihnachtszeit.</text:span></text:p>
            <text:p text:style-name="P6"><text:span text:style-name="T4">Himmlische Heere, jauchzen Dir Ehre. </text:span></text:p>
            <text:p text:style-name="P6"><text:span text:style-name="T4">Freue, freue dich, oh Christenheit!</text:span></text:p>
            <text:p text:style-name="P6"><text:span text:style-name="T4"/></text:p>
            <text:p text:style-name="P7"><text:span text:style-name="T5">Herder 1788, Falk 1816</text:span></text:p>
          </draw:text-box>
        </draw:frame>
        <draw:frame draw:style-name="gr1" draw:text-style-name="P4" draw:layer="layout" svg:width="1.6cm" svg:height="0.962cm" svg:x="0.6cm" svg:y="0.4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tern über Bethlehem, zeig uns den Weg,</text:span></text:p>
            <text:p text:style-name="P6"><text:span text:style-name="T4">Führ uns zur Krippe hin, zeig wo sie steht;</text:span></text:p>
            <text:p text:style-name="P6"><text:span text:style-name="T4">Leuchte du uns voran, bis wir dort sind,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2. Stern über Bethlehem, bleib bei uns stehn.</text:span></text:p>
            <text:p text:style-name="P6"><text:span text:style-name="T4">Du sollst den steilen Pfad vor uns her gehen!</text:span></text:p>
            <text:p text:style-name="P6"><text:span text:style-name="T4">Führ uns zu Stall und zu Esel und Rind;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3. Stern über Bethlehem, nun bleibst du stehn</text:span></text:p>
            <text:p text:style-name="P6"><text:span text:style-name="T4">Und läßt uns alle das Wunder hier sehn,</text:span></text:p>
            <text:p text:style-name="P6"><text:span text:style-name="T4">Das da geschehen, was niemand gedacht,</text:span></text:p>
            <text:p text:style-name="P6"><text:span text:style-name="T4">Stern über Bethlehem, in dieser Nacht!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ern über Bethlehem, wir sind am Ziel,</text:span></text:p>
            <text:p text:style-name="P6"><text:span text:style-name="T4">Denn dieser arme Stall birgt doch so viel!</text:span></text:p>
            <text:p text:style-name="P6"><text:span text:style-name="T4">Du hast uns hergeführt, wir danken dir.</text:span></text:p>
            <text:p text:style-name="P6"><text:span text:style-name="T4">Stern über Bethlehem, wir bleiben hier!</text:span></text:p>
            <text:p text:style-name="P6"><text:span text:style-name="T4"/></text:p>
            <text:p text:style-name="P6"><text:span text:style-name="T4">5. Stern über Bethlehem, kehrn wir zurück.</text:span></text:p>
            <text:p text:style-name="P6"><text:span text:style-name="T4">Steht doch dein heller Schein in unserm Blick,</text:span></text:p>
            <text:p text:style-name="P6"><text:span text:style-name="T4">und was uns froh gemacht, teilen wir aus.</text:span></text:p>
            <text:p text:style-name="P6"><text:span text:style-name="T4">Stern über Bethlehem, schein auch zuhaus.</text:span></text:p>
            <text:p text:style-name="P6"><text:span text:style-name="T4"/></text:p>
            <text:p text:style-name="P7"><text:span text:style-name="T5">Alfred Hans Zoller , George Cooper, 1890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le Jahre wieder, kommt das Christuskind</text:span><text:span text:style-name="T4"><text:tab/></text:span></text:p>
            <text:p text:style-name="P6"><text:span text:style-name="T4">Auf die Erde nieder, wo wir Menschen sind</text:span></text:p>
            <text:p text:style-name="P6"><text:span text:style-name="T4"/></text:p>
            <text:p text:style-name="P6"><text:span text:style-name="T4">2. Kehrt mit seinem Segen ein in jedes Haus </text:span></text:p>
            <text:p text:style-name="P6"><text:span text:style-name="T4">Geht auf allen Wegen, mit uns ein und aus.</text:span></text:p>
            <text:p text:style-name="P6"><text:span text:style-name="T4"/></text:p>
            <text:p text:style-name="P6"><text:span text:style-name="T4">3. Steht auch mir zur Seite, still und unerkannt, </text:span></text:p>
            <text:p text:style-name="P6"><text:span text:style-name="T4">Dass es treu mich leite, an der lieben Hand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a. Aus dem Himmel ferne, wo die Engel sind,</text:span></text:p>
            <text:p text:style-name="P6"><text:span text:style-name="T4">schaut doch Gott so gerne, her auf jedes Kind.</text:span></text:p>
            <text:p text:style-name="P6"><text:span text:style-name="T4"/></text:p>
            <text:p text:style-name="P6"><text:span text:style-name="T4">b. Höret seine Bitte, treu bei Tag und Nacht,</text:span></text:p>
            <text:p text:style-name="P6"><text:span text:style-name="T4">nimmt's bei jedem Schritte, väterlich in Acht.</text:span></text:p>
            <text:p text:style-name="P6"><text:span text:style-name="T4"/></text:p>
            <text:p text:style-name="P6"><text:span text:style-name="T4">c. Gibt mit Vaterhänden, ihm sein täglich Brot,</text:span></text:p>
            <text:p text:style-name="P6"><text:span text:style-name="T4">hilft an allen Enden, ihm aus Angst und Not.</text:span></text:p>
            <text:p text:style-name="P6"><text:span text:style-name="T4"/></text:p>
            <text:p text:style-name="P6"><text:span text:style-name="T4">d. Sagt's den Kindern allen, dass ein Vater ist,</text:span></text:p>
            <text:p text:style-name="P6"><text:span text:style-name="T4">dem sie wohl gefallen, der sie nie vergisst!</text:span></text:p>
            <text:p text:style-name="P6"><text:span text:style-name="T4"/></text:p>
            <text:p text:style-name="P7"><text:span text:style-name="T5">Wilhelm Hey (1789-1854)</text:span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uten Abend, schön Aben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Guten Abend, schön Abend, es weihnachtet schon!</text:span></text:p>
            <text:p text:style-name="P6"><text:span text:style-name="T4">Am Kranze die Lichter die leuchten so fein:</text:span></text:p>
            <text:p text:style-name="P6"><text:span text:style-name="T4">sie geben der Heimat einen helllichten Schein</text:span></text:p>
            <text:p text:style-name="P6"><text:span text:style-name="T4"><text:s/></text:span></text:p>
            <text:p text:style-name="P6"><text:span text:style-name="T4">2. Guten Abend, schön Abend, es weihnachtet schon!</text:span></text:p>
            <text:p text:style-name="P6"><text:span text:style-name="T4">Der Schnee fällt in Flocken und weiß glänzt der Wald:</text:span></text:p>
            <text:p text:style-name="P6"><text:span text:style-name="T4">Nun freut euch ihr Kinder, die Weihnacht kommt bald.</text:span></text:p>
            <text:p text:style-name="P6"><text:span text:style-name="T4"/></text:p>
            <text:p text:style-name="P6"><text:span text:style-name="T4">3. Guten Abend, schön Abend, es weihnachtet schon!</text:span></text:p>
            <text:p text:style-name="P6"><text:span text:style-name="T4">Nun singt es und klingt es so lieblich und fein.</text:span></text:p>
            <text:p text:style-name="P6"><text:span text:style-name="T4">Wir singen die fröhliche Weihnachtszeit ein.</text:span></text:p>
            <text:p text:style-name="P6"><text:span text:style-name="T4"/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14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1. While shepherds kept their watching, o'er silent flocks by night, </text:span></text:p>
            <text:p text:style-name="P6"><text:span text:style-name="T4">behold throughout the heavens, there shone a holy light.</text:span></text:p>
            <text:p text:style-name="P6"><text:span text:style-name="T4"><text:s/></text:span></text:p>
            <text:p text:style-name="P6"><text:span text:style-name="T4">2. The shepherds feared and trembled, when low! above the earth </text:span></text:p>
            <text:p text:style-name="P6"><text:span text:style-name="T4">rang out the angel chorus, that hailed our saviour's birth.</text:span></text:p>
            <text:p text:style-name="P6"><text:span text:style-name="T4"/></text:p>
            <text:p text:style-name="P6"><text:span text:style-name="T4">3. Down in a lowly manger, our humble Christ was born </text:span></text:p>
            <text:p text:style-name="P6"><text:span text:style-name="T4">and God sent us salvation, that blessed christmas morn.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4. When I was a seeker, I sought both night and day, </text:span></text:p>
            <text:p text:style-name="P6"><text:span text:style-name="T4">I sought the Lord to help me, and he showed me the way. </text:span></text:p>
            <text:p text:style-name="P6"><text:span text:style-name="T4"/></text:p>
            <text:p text:style-name="P6"><text:span text:style-name="T4">5. He made me a watchman, upon the city wall, </text:span></text:p>
            <text:p text:style-name="P6"><text:span text:style-name="T4">and if I am a christian, I am the least of all.</text:span></text:p>
            <text:p text:style-name="P6"><text:span text:style-name="T4"/></text:p>
            <text:p text:style-name="P7"><text:span text:style-name="T5">Unbekannt, 1865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Tannenbau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Tannenbaum, o Tannenbaum, wie grün sind deine Blätter.</text:span></text:p>
            <text:p text:style-name="P6"><text:span text:style-name="T4">Du grünst nicht nur zur Sommerzeit, </text:span></text:p>
            <text:p text:style-name="P6"><text:span text:style-name="T4">nein auch im Winter, wenn es schneit.</text:span></text:p>
            <text:p text:style-name="P6"><text:span text:style-name="T4">O Tannenbaum, o Tannenbaum, wie grün sind deine Blätter!</text:span></text:p>
            <text:p text:style-name="P6"><text:span text:style-name="T4"/></text:p>
            <text:p text:style-name="P6"><text:span text:style-name="T4">O Tannenbaum, o Tannenbaum, du kannst mir sehr gefallen!</text:span></text:p>
            <text:p text:style-name="P6"><text:span text:style-name="T4">Wie oft hat nicht zur Winterszeit </text:span></text:p>
            <text:p text:style-name="P6"><text:span text:style-name="T4">ein Baum von dir mich hoch erfreut.</text:span></text:p>
            <text:p text:style-name="P6"><text:span text:style-name="T4">O Tannenbaum, o Tannenbaum, du kannst mir sehr gefallen!</text:span></text:p>
            <text:p text:style-name="P6"><text:span text:style-name="T4"/></text:p>
            <text:p text:style-name="P6"><text:span text:style-name="T4">O Tannenbaum, o Tannenbaum, dein Kleid will mich was lehren:</text:span></text:p>
            <text:p text:style-name="P6"><text:span text:style-name="T4">Die Hoffnung und Beständigkeit </text:span></text:p>
            <text:p text:style-name="P6"><text:span text:style-name="T4">gibt Mut und Kraft zu jeder Zeit.</text:span></text:p>
            <text:p text:style-name="P6"><text:span text:style-name="T4">O Tannenbaum, o Tannenbaum, dein Kleid will mich was lehren.</text:span></text:p>
            <text:p text:style-name="P6"><text:span text:style-name="T4"/></text:p>
            <text:p text:style-name="P7"><text:span text:style-name="T5">Melchior Franck, 16. Jhdt</text:span></text:p>
          </draw:text-box>
        </draw:frame>
        <draw:frame draw:style-name="gr1" draw:text-style-name="P4" draw:layer="layout" svg:width="1.6cm" svg:height="0.962cm" svg:x="0.6cm" svg:y="0.4cm">
          <draw:text-box>
            <text:p>16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1. Lasst euch anstiften zur Freude! </text:span></text:p>
            <text:p text:style-name="P6"><text:span text:style-name="T4">Lasst uns Freudenstifter sein.</text:span></text:p>
            <text:p text:style-name="P6"><text:span text:style-name="T4">Und es finden hier und heute, </text:span></text:p>
            <text:p text:style-name="P6"><text:span text:style-name="T4">viele Leute wieder Freude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2. Lasst euch anstiften zur Hoffnung! </text:span></text:p>
            <text:p text:style-name="P6"><text:span text:style-name="T4">Lasst uns Hoffnungsstifter sein.</text:span></text:p>
            <text:p text:style-name="P6"><text:span text:style-name="T4">Und es finden hier und heute, </text:span></text:p>
            <text:p text:style-name="P6"><text:span text:style-name="T4">viele Leute wieder Hoffnung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3. Lasst euch anstiften zum Frieden! </text:span></text:p>
            <text:p text:style-name="P6"><text:span text:style-name="T4">Lasst uns Friedensstifter sein.</text:span></text:p>
            <text:p text:style-name="P6"><text:span text:style-name="T4">Und es finden hier und heute, </text:span></text:p>
            <text:p text:style-name="P6"><text:span text:style-name="T4">viele Leute wieder Frieden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iftet an mit hellem Leuchten! </text:span></text:p>
            <text:p text:style-name="P6"><text:span text:style-name="T4">Tragt es in die Welt hinein.</text:span></text:p>
            <text:p text:style-name="P6"><text:span text:style-name="T4">Als das Kind im Stall geboren </text:span></text:p>
            <text:p text:style-name="P6"><text:span text:style-name="T4">so verloren, kam ein Leuchten</text:span></text:p>
            <text:p text:style-name="P6"><text:span text:style-name="T4">mit ihm in die Welt her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6"/></text:p>
            <text:p text:style-name="P6"><text:span text:style-name="T4">5. Lasst euch anstiften zur Liebe, </text:span></text:p>
            <text:p text:style-name="P6"><text:span text:style-name="T4">denn dann findet Frieden statt.</text:span></text:p>
            <text:p text:style-name="P6"><text:span text:style-name="T4">Weil im Stall das Kind, das kleine, </text:span></text:p>
            <text:p text:style-name="P6"><text:span text:style-name="T4">ganz alleine, zu der Liebe</text:span></text:p>
            <text:p text:style-name="P6"><text:span text:style-name="T4">alle angestiftet hat. Und so findet Frieden statt.</text:span></text:p>
            <text:p text:style-name="P6"><text:span text:style-name="T5"/></text:p>
            <text:p text:style-name="P7"><text:span text:style-name="T5">Text Rolf Krenzer, Musik Detlef Jöcker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Kling, Glöckchen, klingelingeling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Kling, Glöckchen, klingelingeling, Kling, Glöckchen, kling! <text:s/></text:span><text:span text:style-name="T6"><text:tab/></text:span></text:p>
            <text:p text:style-name="P6"><text:span text:style-name="T4"/></text:p>
            <text:p text:style-name="P6"><text:span text:style-name="T4">1. Laßt mich ein, ihr Kinder! Ist so kalt der Winter!</text:span></text:p>
            <text:p text:style-name="P6"><text:span text:style-name="T4">Öffnet mir die Türen! Laßt mich nicht erfrieren! </text:span></text:p>
            <text:p text:style-name="P6"><text:span text:style-name="T4"><text:s text:c="6"/></text:span></text:p>
            <text:p text:style-name="P6"><text:span text:style-name="T4">2. Mädchen, hört, und Bübchen, Macht mir auf das <text:s/>Stübchen!</text:span></text:p>
            <text:p text:style-name="P6"><text:span text:style-name="T4">Bringt euch viele Gaben, Sollt euch dran erlaben!</text:span></text:p>
            <text:p text:style-name="P6"><text:span text:style-name="T4"/></text:p>
            <text:p text:style-name="P6"><text:span text:style-name="T4">3. Hell erglühn die Kerzen, Öffnet mir die Herzen,</text:span></text:p>
            <text:p text:style-name="P6"><text:span text:style-name="T4">Will drin wohnen fröhlich, Frommes Kind, wie selig!</text:span></text:p>
            <text:p text:style-name="P6"><text:span text:style-name="T5"/></text:p>
            <text:p text:style-name="P7"><text:span text:style-name="T5">Karl Enslin, 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8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Tochter Zio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<text:s/>Tochter Zion, freue dich! Jauchze, laut, Jerusalem!</text:span></text:p>
            <text:p text:style-name="P6"><text:span text:style-name="T4">Sieh, dein König kommt zu dir! Ja er kommt, der Friedenfürst.</text:span></text:p>
            <text:p text:style-name="P6"><text:span text:style-name="T4">Tochter Zion, freue dich! Jauchze, laut, Jerusalem!</text:span></text:p>
            <text:p text:style-name="P6"><text:span text:style-name="T4"/></text:p>
            <text:p text:style-name="P6"><text:span text:style-name="T4">2. Hosianna, Davids Sohn, Sei gesegnet deinem Volk!</text:span></text:p>
            <text:p text:style-name="P6"><text:span text:style-name="T4">Gründe nun dein ewig' Reich, Hosianna in der Höh'!</text:span></text:p>
            <text:p text:style-name="P6"><text:span text:style-name="T4">Hosianna, Davids Sohn, Sei gesegnet deinem Volk!</text:span></text:p>
            <text:p text:style-name="P6"><text:span text:style-name="T4"/></text:p>
            <text:p text:style-name="P6"><text:span text:style-name="T4">3. Hosianna, Davids Sohn, Sei gegrüßet, König mild!</text:span></text:p>
            <text:p text:style-name="P6"><text:span text:style-name="T4">Ewig steht dein Friedensthron, Du, des ew'gen Vaters Kind.</text:span></text:p>
            <text:p text:style-name="P6"><text:span text:style-name="T4">Hosianna, Davids Sohn, Sei gegrüßet, König mild!</text:span></text:p>
            <text:p text:style-name="P6"><text:span text:style-name="T4"/></text:p>
            <text:p text:style-name="P6"><text:span text:style-name="T5"/></text:p>
            <text:p text:style-name="P7"><text:span text:style-name="T5">G.F. Händel, F.H. Ranke, 18./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9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Vom Himmel hoch, da komm' ich her, </text:span></text:p>
            <text:p text:style-name="P6"><text:span text:style-name="T4">ich bring' euch gute neue Mär</text:span></text:p>
            <text:p text:style-name="P6"><text:span text:style-name="T4">der guten Mär bring' ich so viel, </text:span></text:p>
            <text:p text:style-name="P6"><text:span text:style-name="T4">davon ich sing'n und sagen will.</text:span></text:p>
            <text:p text:style-name="P6"><text:span text:style-name="T4"/></text:p>
            <text:p text:style-name="P6"><text:span text:style-name="T4">2. Euch ist ein Kindlein heut geborn </text:span></text:p>
            <text:p text:style-name="P6"><text:span text:style-name="T4">von einer Jungfrau auserkorn,</text:span></text:p>
            <text:p text:style-name="P6"><text:span text:style-name="T4">ein Kindelein so zart und fein, </text:span></text:p>
            <text:p text:style-name="P6"><text:span text:style-name="T4">das soll euch Freud und Wonne sein.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Es ist der Herr Christ, unser Gott, </text:span></text:p>
            <text:p text:style-name="P6"><text:span text:style-name="T4">der will euch führn aus aller Not,</text:span></text:p>
            <text:p text:style-name="P6"><text:span text:style-name="T4">er will eur Heiland selber sein, </text:span></text:p>
            <text:p text:style-name="P6"><text:span text:style-name="T4">von allen Sünden machen rein.</text:span></text:p>
            <text:p text:style-name="P6"><text:span text:style-name="T4"/></text:p>
            <text:p text:style-name="P6"><text:span text:style-name="T4">4. Lob, Ehr sei Gott im höchsten Thron, </text:span></text:p>
            <text:p text:style-name="P6"><text:span text:style-name="T4">der uns schenkt seinen eingen Sohn.</text:span></text:p>
            <text:p text:style-name="P6"><text:span text:style-name="T4">Des freuen sich der Engel Schar </text:span></text:p>
            <text:p text:style-name="P6"><text:span text:style-name="T4">und singen uns ein neues Jahr.</text:span></text:p>
            <text:p text:style-name="P6"><text:span text:style-name="T5"/></text:p>
            <text:p text:style-name="P7"><text:span text:style-name="T5">Martin Luther, 1535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Mary, did you know, that your baby boy </text:span></text:p>
            <text:p text:style-name="P6"><text:span text:style-name="T4">would someday walk on water?</text:span></text:p>
            <text:p text:style-name="P6"><text:span text:style-name="T4">Mary, did you know that your baby boy </text:span></text:p>
            <text:p text:style-name="P6"><text:span text:style-name="T4">would save our sons and daughters? </text:span></text:p>
            <text:p text:style-name="P6"><text:span text:style-name="T4">Did you know that your baby boy</text:span></text:p>
            <text:p text:style-name="P6"><text:span text:style-name="T4">has come to make you new? <text:s text:c="2"/></text:span></text:p>
            <text:p text:style-name="P6"><text:span text:style-name="T4">This child that you've delivered will soon deliver you</text:span></text:p>
            <text:p text:style-name="P6"><text:span text:style-name="T4"/></text:p>
            <text:p text:style-name="P6"><text:span text:style-name="T4">2. Mary, did you know that your baby boy </text:span></text:p>
            <text:p text:style-name="P6"><text:span text:style-name="T4">will give sight to a blind man?</text:span></text:p>
            <text:p text:style-name="P6"><text:span text:style-name="T4">Mary, did you know that your baby boy </text:span></text:p>
            <text:p text:style-name="P6"><text:span text:style-name="T4">would calm the sea with his hand</text:span></text:p>
            <text:p text:style-name="P6"><text:span text:style-name="T4">Did you know that your baby boy </text:span></text:p>
            <text:p text:style-name="P6"><text:span text:style-name="T4">has walked where angels trod?</text:span></text:p>
            <text:p text:style-name="P6"><text:span text:style-name="T4">When you've kissed your little baby, </text:span></text:p>
            <text:p text:style-name="P6"><text:span text:style-name="T4">then you've kissed the face of God.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The blind will see, the deaf will hear </text:span></text:p>
            <text:p text:style-name="P6"><text:span text:style-name="T4">the dead will live again.</text:span></text:p>
            <text:p text:style-name="P6"><text:span text:style-name="T4">The lame will leap, the dumb will speak </text:span></text:p>
            <text:p text:style-name="P6"><text:span text:style-name="T4">the praises of the lamb.</text:span></text:p>
            <text:p text:style-name="P6"><text:span text:style-name="T4"/></text:p>
            <text:p text:style-name="P6"><text:span text:style-name="T4">3. Mary, did you know that your baby boy </text:span></text:p>
            <text:p text:style-name="P6"><text:span text:style-name="T4">is Lord of all creation?</text:span></text:p>
            <text:p text:style-name="P6"><text:span text:style-name="T4">Mary, did you know that your baby boy </text:span></text:p>
            <text:p text:style-name="P6"><text:span text:style-name="T4">will one day rule the nations?</text:span></text:p>
            <text:p text:style-name="P6"><text:span text:style-name="T4">Did you know that your baby boy </text:span></text:p>
            <text:p text:style-name="P6"><text:span text:style-name="T4">was heaven's perfect lamb?</text:span></text:p>
            <text:p text:style-name="P6"><text:span text:style-name="T4">This sleeping child you're holding is the great "I Am".</text:span></text:p>
            <text:p text:style-name="P6"><text:span text:style-name="T4"/></text:p>
            <text:p text:style-name="P7"><text:span text:style-name="T5">Mark Lowry, Buddy Greene, 1991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ind die Lichter angezünde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ind die Lichter angezündet, Freude zieht in jeden Raum.</text:span></text:p>
            <text:p text:style-name="P6"><text:span text:style-name="T4">Weihnachtsfreude wird verkündet, unter jedem Lichterbaum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2. Süße Dinge schöne Gaben, gehen nun von Hand zu Hand,</text:span></text:p>
            <text:p text:style-name="P6"><text:span text:style-name="T4">Jedes Kind soll Freude haben, jedes Kind in jedem Land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3. Sind die Lichter angezündet, rings ist jeder Raum erhellt.</text:span></text:p>
            <text:p text:style-name="P6"><text:span text:style-name="T4">Weihnachtsfriede wird verkündet, zieht hinaus in alle Welt.</text:span></text:p>
            <text:p text:style-name="P6"><text:span text:style-name="T4">Leuchte Licht mit hellem Schein, überall, überall soll Friede sein.</text:span></text:p>
            <text:p text:style-name="P6"><text:span text:style-name="T4"/></text:p>
            <text:p text:style-name="P7"><text:span text:style-name="T5">Text: Erika Engel, 1950; Melodie: Hans Sandig, 1957</text:span></text:p>
          </draw:text-box>
        </draw:frame>
        <draw:frame draw:style-name="gr1" draw:text-style-name="P4" draw:layer="layout" svg:width="1.6cm" svg:height="0.962cm" svg:x="0.6cm" svg:y="0.4cm">
          <draw:text-box>
            <text:p>22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e have a saviou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 child has been given, the king of our freedom. </text:span></text:p>
            <text:p text:style-name="P6"><text:span text:style-name="T4">Sing, for the light has come: this is christmas.</text:span></text:p>
            <text:p text:style-name="P6"><text:span text:style-name="T4">2. Come and adore him, and bring gifts before him.</text:span><text:span text:style-name="T4"><text:tab/></text:span><text:span text:style-name="T4"> </text:span></text:p>
            <text:p text:style-name="P6"><text:span text:style-name="T4">Joy to the world, worship the son: this is christmas.</text:span><text:span text:style-name="T4"><text:tab/></text:span></text:p>
            <text:p text:style-name="P6"><text:span text:style-name="T4"/></text:p>
            <text:p text:style-name="P6"><text:span text:style-name="T6">This is Jesus, Emmanuel here with us. Tell all the world: <text:s/></text:span></text:p>
            <text:p text:style-name="P6"><text:span text:style-name="T6">We have a savior, we have a savior.</text:span></text:p>
            <text:p text:style-name="P6"><text:span text:style-name="T6">We are no longer lost, cause he has come down for us. <text:s/></text:span></text:p>
            <text:p text:style-name="P6"><text:span text:style-name="T6">We have a savior, we have a savior.</text:span></text:p>
            <text:p text:style-name="P6"><text:span text:style-name="T4"/></text:p>
            <text:p text:style-name="P6"><text:span text:style-name="T4">3. Sing with angels and lift up your voices. Join in the song of hope: this is christmas. </text:span></text:p>
            <text:p text:style-name="P6"><text:span text:style-name="T4"/></text:p>
            <text:p text:style-name="P6"><text:span text:style-name="T4">His love will reign forever (3x)</text:span></text:p>
            <text:p text:style-name="P6"><text:span text:style-name="T4"/></text:p>
            <text:p text:style-name="P7"><text:span text:style-name="T5">Hillsong, 2012</text:span></text:p>
          </draw:text-box>
        </draw:frame>
        <draw:frame draw:style-name="gr1" draw:text-style-name="P4" draw:layer="layout" svg:width="1.6cm" svg:height="0.962cm" svg:x="0.6cm" svg:y="0.4cm">
          <draw:text-box>
            <text:p>23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r sagen euch an den lieben Advent. </text:span></text:p>
            <text:p text:style-name="P6"><text:span text:style-name="T4">Sehet, die erste Kerze brennt!</text:span></text:p>
            <text:p text:style-name="P6"><text:span text:style-name="T4">Wir sagen euch an eine heilige Zeit. </text:span></text:p>
            <text:p text:style-name="P6"><text:span text:style-name="T4">Machet dem Herrn die Wege bereit!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6"><text:span text:style-name="T4">2. Wir sagen euch an den lieben Advent. </text:span></text:p>
            <text:p text:style-name="P6"><text:span text:style-name="T4">Sehet, die zweite Kerze brennt. </text:span></text:p>
            <text:p text:style-name="P6"><text:span text:style-name="T4">So nehmet euch eins um das andere an, </text:span></text:p>
            <text:p text:style-name="P6"><text:span text:style-name="T4">wie auch der Herr an uns getan!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Wir sagen euch an den lieben Advent. </text:span></text:p>
            <text:p text:style-name="P6"><text:span text:style-name="T4">Sehet, die dritte Kerze brennt. </text:span></text:p>
            <text:p text:style-name="P6"><text:span text:style-name="T4">Nun tragt eurer Güte hellen Schein </text:span></text:p>
            <text:p text:style-name="P6"><text:span text:style-name="T4">weit in die dunkle Welt hinein.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4"/></text:p>
            <text:p text:style-name="P6"><text:span text:style-name="T4">4. Wir sagen euch an den lieben Advent. </text:span></text:p>
            <text:p text:style-name="P6"><text:span text:style-name="T4">Sehet, die vierte Kerze brennt.</text:span></text:p>
            <text:p text:style-name="P6"><text:span text:style-name="T4">Gott selber wird kommen, er zögert nicht. </text:span></text:p>
            <text:p text:style-name="P6"><text:span text:style-name="T4">Auf, auf, ihr Herzen, werdet licht. 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7"><text:span text:style-name="T5">Maria Ferschl, 1895-1982</text:span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Zu Bethlehem geboren, ist uns ein Kindelein, </text:span></text:p>
            <text:p text:style-name="P6"><text:span text:style-name="T4">das hab' ich auserkoren,</text:span></text:p>
            <text:p text:style-name="P6"><text:span text:style-name="T4">sein eigen will ich sein. Eia, eia, sein eigen will ich sein.</text:span></text:p>
            <text:p text:style-name="P6"><text:span text:style-name="T4"/></text:p>
            <text:p text:style-name="P6"><text:span text:style-name="T4">2. In seine Lieb versenken will ich mich ganz hinab; </text:span></text:p>
            <text:p text:style-name="P6"><text:span text:style-name="T4">mein Herz will ich ihm schenken </text:span></text:p>
            <text:p text:style-name="P6"><text:span text:style-name="T4">und alles, was ich hab, eia, eia, und alles, was ich hab.</text:span></text:p>
            <text:p text:style-name="P6"><text:span text:style-name="T4"/></text:p>
            <text:p text:style-name="P6"><text:span text:style-name="T4">3. O Kindelein, von Herzen will ich dich lieben sehr, </text:span></text:p>
            <text:p text:style-name="P6"><text:span text:style-name="T4">in Freuden und in Schmerzen</text:span></text:p>
            <text:p text:style-name="P6"><text:span text:style-name="T4"><text:s/></text:span><text:span text:style-name="T4">je länger und je mehr, eia, eia, je länger und je mehr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Die Gnade mir doch gebe, bitt ich aus Herzensgrund, </text:span></text:p>
            <text:p text:style-name="P6"><text:span text:style-name="T4">daß ich allein dir lebe</text:span></text:p>
            <text:p text:style-name="P6"><text:span text:style-name="T4"><text:s/></text:span><text:span text:style-name="T4">jetzt und zu aller Stund, eia, eia, jetzt und zu aller Stund.</text:span></text:p>
            <text:p text:style-name="P6"><text:span text:style-name="T4"/></text:p>
            <text:p text:style-name="P6"><text:span text:style-name="T4">5. Dich, wahren Gott, ich finde in unserm Fleisch und Blut;</text:span></text:p>
            <text:p text:style-name="P6"><text:span text:style-name="T4">darum ich mich dann binde </text:span></text:p>
            <text:p text:style-name="P6"><text:span text:style-name="T4">an dich, mein höchstes Gut, </text:span></text:p>
            <text:p text:style-name="P6"><text:span text:style-name="T4">eia, eia, an dich, mein höchstes Gut. </text:span></text:p>
            <text:p text:style-name="P6"><text:span text:style-name="T4"/></text:p>
            <text:p text:style-name="P6"><text:span text:style-name="T4">6. Laß mich von dir nicht scheiden, knüpf zu, knüpf zu das Band der Liebe zwischen beiden; </text:span></text:p>
            <text:p text:style-name="P6"><text:span text:style-name="T4">nimm hin mein Herz zum Pfand, </text:span></text:p>
            <text:p text:style-name="P6"><text:span text:style-name="T4">eia, eia, nimm hin mein Herz zum Pfand! </text:span></text:p>
            <text:p text:style-name="P6"><text:span text:style-name="T4"/></text:p>
            <text:p text:style-name="P7"><text:span text:style-name="T5">Friedrich Spee, 1638</text:span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In dulci jubilo nun singet und seid froh: </text:span></text:p>
            <text:p text:style-name="P6"><text:span text:style-name="T4">Unsers Herzens Won-ne liegt in praese pi-o</text:span></text:p>
            <text:p text:style-name="P6"><text:span text:style-name="T4">und leuchtet wie die Son-ne mat-ris in gremi-o. </text:span></text:p>
            <text:p text:style-name="P6"><text:span text:style-name="T4">Alpha es et O, Alpha es et O.</text:span></text:p>
            <text:p text:style-name="P6"><text:span text:style-name="T4"/></text:p>
            <text:p text:style-name="P6"><text:span text:style-name="T4">2. O Jesu parvule, nach dir ist mir so weh. </text:span></text:p>
            <text:p text:style-name="P6"><text:span text:style-name="T4">Tröst mir mein Gemüte, o puer optime.</text:span></text:p>
            <text:p text:style-name="P6"><text:span text:style-name="T4">Durch alle deine Güte, o princeps gloriae, </text:span></text:p>
            <text:p text:style-name="P6"><text:span text:style-name="T4">trahe me post te! trahe me post te!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Ubi sunt gaudia? Nirgend mehr denn da, </text:span></text:p>
            <text:p text:style-name="P6"><text:span text:style-name="T4">da die Engel singen nova cantica,</text:span></text:p>
            <text:p text:style-name="P6"><text:span text:style-name="T4">Und die Schellen klingen in regis curia. </text:span></text:p>
            <text:p text:style-name="P6"><text:span text:style-name="T4">Eia, wär’n wir da! Eia, wär’n wir da!</text:span></text:p>
            <text:p text:style-name="P6"><text:span text:style-name="T4"/></text:p>
            <text:p text:style-name="P6"><text:span text:style-name="T4">4. Mater et filia ist Jungfrau Maria; </text:span></text:p>
            <text:p text:style-name="P6"><text:span text:style-name="T4">wir wären gar verloren per nostra crimina:</text:span></text:p>
            <text:p text:style-name="P6"><text:span text:style-name="T4">So hast du uns erworben celorum gaudia. </text:span></text:p>
            <text:p text:style-name="P6"><text:span text:style-name="T4">Maria, hilf uns da! Maria, hilf uns da!</text:span></text:p>
            <text:p text:style-name="P6"><text:span text:style-name="T4"/></text:p>
            <text:p text:style-name="P7"><text:span text:style-name="T5">Heinrich Seuse, 1440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Macht hoch die Tür, die Tor macht weit;</text:span></text:p>
            <text:p text:style-name="P6"><text:span text:style-name="T4">es kommt der Herr der Herrlichkeit,</text:span></text:p>
            <text:p text:style-name="P6"><text:span text:style-name="T4">ein König aller Königreich,</text:span></text:p>
            <text:p text:style-name="P6"><text:span text:style-name="T4">ein Heiland aller Welt zugleich,</text:span></text:p>
            <text:p text:style-name="P6"><text:span text:style-name="T4"/></text:p>
            <text:p text:style-name="P6"><text:span text:style-name="T4">der Heil und Leben mit sich bringt;</text:span></text:p>
            <text:p text:style-name="P6"><text:span text:style-name="T4">derhalben jauchzt, mit Freuden singt:</text:span></text:p>
            <text:p text:style-name="P6"><text:span text:style-name="T4">Gelobet sei mein Gott,</text:span></text:p>
            <text:p text:style-name="P6"><text:span text:style-name="T4">mein Schöpfer reich von Rat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2. Er ist gerecht, ein Helfer wert;</text:span></text:p>
            <text:p text:style-name="P6"><text:span text:style-name="T4">Sanftmütigkeit ist sein Gefährt,</text:span></text:p>
            <text:p text:style-name="P6"><text:span text:style-name="T4">sein Königskron ist Heiligkeit,</text:span></text:p>
            <text:p text:style-name="P6"><text:span text:style-name="T4">sein Zepter ist Barmherzigkeit;</text:span></text:p>
            <text:p text:style-name="P6"><text:span text:style-name="T4"/></text:p>
            <text:p text:style-name="P6"><text:span text:style-name="T4">all unsre Not zum End er bringt,</text:span></text:p>
            <text:p text:style-name="P6"><text:span text:style-name="T4">derhalben jauchzt, mit Freuden singt:</text:span></text:p>
            <text:p text:style-name="P6"><text:span text:style-name="T4">Gelobet sei mein Gott,</text:span></text:p>
            <text:p text:style-name="P6"><text:span text:style-name="T4">mein Heiland groß von Tat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O wohl dem Land, o wohl der Stadt,</text:span></text:p>
            <text:p text:style-name="P6"><text:span text:style-name="T4">so diesen König bei sich hat.</text:span></text:p>
            <text:p text:style-name="P6"><text:span text:style-name="T4">Wohl allen Herzen insgemein,</text:span></text:p>
            <text:p text:style-name="P6"><text:span text:style-name="T4">da dieser König ziehet ein.</text:span></text:p>
            <text:p text:style-name="P6"><text:span text:style-name="T4"/></text:p>
            <text:p text:style-name="P6"><text:span text:style-name="T4">Er ist die rechte Freudensonn,</text:span></text:p>
            <text:p text:style-name="P6"><text:span text:style-name="T4">bringt mit sich lauter Freud und Wonn.</text:span></text:p>
            <text:p text:style-name="P6"><text:span text:style-name="T4">Gelobet sei mein Gott,</text:span></text:p>
            <text:p text:style-name="P6"><text:span text:style-name="T4">mein Tröster früh und spat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Macht hoch die Tür, die Tor macht weit,</text:span></text:p>
            <text:p text:style-name="P6"><text:span text:style-name="T4">eu’r Herz zum Tempel zubereit’.</text:span></text:p>
            <text:p text:style-name="P6"><text:span text:style-name="T4">Die Zweiglein der Gottseligkeit</text:span></text:p>
            <text:p text:style-name="P6"><text:span text:style-name="T4">steckt auf mit Andacht, Lust und Freud;</text:span></text:p>
            <text:p text:style-name="P6"><text:span text:style-name="T4"/></text:p>
            <text:p text:style-name="P6"><text:span text:style-name="T4">so kommt der König auch zu euch,</text:span></text:p>
            <text:p text:style-name="P6"><text:span text:style-name="T4">ja, Heil und Leben mit zugleich.</text:span></text:p>
            <text:p text:style-name="P6"><text:span text:style-name="T4">Gelobet sei mein Gott,</text:span></text:p>
            <text:p text:style-name="P6"><text:span text:style-name="T4">voll Rat, voll Tat, voll Gnad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5. Komm, o mein Heiland Jesu Christ,</text:span></text:p>
            <text:p text:style-name="P6"><text:span text:style-name="T4">meins Herzens Tür dir offen ist.</text:span></text:p>
            <text:p text:style-name="P6"><text:span text:style-name="T4">Ach zieh mit deiner Gnade ein;</text:span></text:p>
            <text:p text:style-name="P6"><text:span text:style-name="T4">dein Freundlichkeit auch uns erschein.</text:span></text:p>
            <text:p text:style-name="P6"><text:span text:style-name="T4"/></text:p>
            <text:p text:style-name="P6"><text:span text:style-name="T4">Dein Heilger Geist uns führ und leit</text:span></text:p>
            <text:p text:style-name="P6"><text:span text:style-name="T4">den Weg zur ewgen Seligkeit.</text:span></text:p>
            <text:p text:style-name="P6"><text:span text:style-name="T4">Dem Namen dein, o Herr,</text:span></text:p>
            <text:p text:style-name="P6"><text:span text:style-name="T4">sei ewig Preis und Ehr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URL Akkordblätter + Folien</text:span></text:p>
          </draw:text-box>
        </draw:frame>
        <draw:frame presentation:style-name="pr2" draw:text-style-name="P9" draw:layer="layout" svg:width="25.4cm" svg:height="17.6cm" svg:x="2.2cm" svg:y="3cm" presentation:class="outline" presentation:user-transformed="true">
          <draw:text-box>
            <text:p text:style-name="P6"><text:span text:style-name="T4">github.com/brry/chords</text:span></text:p>
            <text:p text:style-name="P6"><text:span text:style-name="T4"/></text:p>
            <text:p text:style-name="P6"><text:span text:style-name="T9"><text:a xlink:href="https://github.com/brry/chords#chords" xlink:type="simple">https://github.com/brry/chord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presentation:style-name="pr2" draw:text-style-name="P14" draw:layer="layout" svg:width="17.6cm" svg:height="19.4cm" svg:x="4.2cm" svg:y="0.6cm" presentation:class="outline" presentation:user-transformed="true">
          <draw:text-box>
            <text:p text:style-name="P13"><text:span text:style-name="T10">13 <text:s text:c="2"/>Alle Jahre wieder, kommt das Christuskind</text:span></text:p>
            <text:p text:style-name="P13"><text:span text:style-name="T10">03 <text:s text:c="2"/>Away in a manger</text:span></text:p>
            <text:p text:style-name="P13"><text:span text:style-name="T10">04 <text:s text:c="2"/>Denn es ist Weihnachtszeit / Mary’s Boy Child</text:span></text:p>
            <text:p text:style-name="P13"><text:span text:style-name="T10">05 <text:s text:c="2"/>Ein heller Stern (Gloria, Gloria, Halleluja)</text:span></text:p>
            <text:p text:style-name="P13"><text:span text:style-name="T10">15 <text:s text:c="2"/>Go, tell it on the mountains</text:span></text:p>
            <text:p text:style-name="P13"><text:span text:style-name="T10">14 <text:s text:c="2"/>Guten Abend, schön Abend</text:span></text:p>
            <text:p text:style-name="P13"><text:span text:style-name="T10">06 <text:s text:c="2"/>Hark the herald angels sing</text:span></text:p>
            <text:p text:style-name="P13"><text:span text:style-name="T10">07 <text:s text:c="2"/>Hört der Engel helle Lieder (Gloria in excelsis Deo)</text:span></text:p>
            <text:p text:style-name="P13"><text:span text:style-name="T10">26 <text:s text:c="2"/>Indulci jubilo</text:span></text:p>
            <text:p text:style-name="P13"><text:span text:style-name="T10">02 <text:s text:c="2"/>Joy to the world</text:span></text:p>
            <text:p text:style-name="P13"><text:span text:style-name="T10">18 <text:s text:c="2"/>Kling, Glöckchen, klingelingeling</text:span></text:p>
            <text:p text:style-name="P13"><text:span text:style-name="T10">17 <text:s text:c="2"/>Lasst euch anstiften zur Freude</text:span></text:p>
            <text:p text:style-name="P13"><text:span text:style-name="T10">08 <text:s text:c="2"/>Leise rieselt der Schnee</text:span></text:p>
            <text:p text:style-name="P13"><text:span text:style-name="T10">21 <text:s text:c="2"/>Mary, did you know</text:span></text:p>
            <text:p text:style-name="P13"><text:span text:style-name="T10">09 <text:s text:c="2"/>O come, all ye faithful / Herbei, o ihr Gläubigen</text:span></text:p>
            <text:p text:style-name="P13"><text:span text:style-name="T10">16 <text:s text:c="2"/>O Tannenbaum, o Tannenbaum</text:span></text:p>
            <text:p text:style-name="P13"><text:span text:style-name="T10">11 <text:s text:c="2"/>Oh du fröhliche, oh du selige</text:span></text:p>
            <text:p text:style-name="P13"><text:span text:style-name="T10">22 <text:s text:c="2"/>Sind die Lichter angezündet</text:span></text:p>
            <text:p text:style-name="P13"><text:span text:style-name="T10">12 <text:s text:c="2"/>Stern über Bethlehem</text:span></text:p>
            <text:p text:style-name="P13"><text:span text:style-name="T10">01 <text:s text:c="2"/>Stille Nacht, heilige Nacht</text:span></text:p>
            <text:p text:style-name="P13"><text:span text:style-name="T10">19 <text:s text:c="2"/>Tochter Zion, freue dich</text:span></text:p>
            <text:p text:style-name="P13"><text:span text:style-name="T10">20 <text:s text:c="2"/>Vom Himmel hoch, da komm' ich her</text:span></text:p>
            <text:p text:style-name="P13"><text:span text:style-name="T10">23 <text:s text:c="2"/>We have a saviour (Hillsong)</text:span></text:p>
            <text:p text:style-name="P13"><text:span text:style-name="T10">10 <text:s text:c="2"/>Wie soll ich dich empfangen</text:span></text:p>
            <text:p text:style-name="P13"><text:span text:style-name="T10">24 <text:s text:c="2"/>Wir sagen euch an den lieben Advent</text:span></text:p>
            <text:p text:style-name="P13"><text:span text:style-name="T10">25 <text:s text:c="2"/>Zu Bethlehem gebo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ry Boessenkool</meta:initial-creator>
    <meta:creation-date>2016-12-05T14:31:06.708000000</meta:creation-date>
    <meta:editing-duration>PT1H32M44S</meta:editing-duration>
    <meta:editing-cycles>32</meta:editing-cycles>
    <dc:date>2017-12-09T20:35:08.231000000</dc:date>
    <meta:generator>LibreOffice/5.4.2.2$Windows_X86_64 LibreOffice_project/22b09f6418e8c2d508a9eaf86b2399209b0990f4</meta:generator>
    <meta:document-statistic meta:object-count="280"/>
  </office:meta>
</office:document-meta>
</file>